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4810c" officeooo:paragraph-rsid="0014810c" style:font-size-asian="14pt" style:font-size-complex="14pt"/>
    </style:style>
    <style:style style:name="P2" style:family="paragraph" style:parent-style-name="Standard">
      <style:text-properties fo:font-size="14pt" officeooo:rsid="00167e1f" officeooo:paragraph-rsid="00167e1f" style:font-size-asian="14pt" style:font-size-complex="14pt"/>
    </style:style>
    <style:style style:name="P3" style:family="paragraph" style:parent-style-name="Standard">
      <style:text-properties fo:font-size="14pt" officeooo:rsid="00172459" officeooo:paragraph-rsid="00172459" style:font-size-asian="14pt" style:font-size-complex="14pt"/>
    </style:style>
    <style:style style:name="P4" style:family="paragraph" style:parent-style-name="Standard">
      <style:text-properties fo:font-size="14pt" officeooo:rsid="00180848" officeooo:paragraph-rsid="00180848" style:font-size-asian="14pt" style:font-size-complex="14pt"/>
    </style:style>
    <style:style style:name="P5" style:family="paragraph" style:parent-style-name="Standard">
      <style:text-properties fo:font-size="14pt" officeooo:rsid="00180848" officeooo:paragraph-rsid="0018dbdc" style:font-size-asian="14pt" style:font-size-complex="14pt"/>
    </style:style>
    <style:style style:name="P6" style:family="paragraph" style:parent-style-name="Standard">
      <style:text-properties fo:font-size="20pt" fo:font-weight="bold" officeooo:rsid="0014810c" officeooo:paragraph-rsid="0014810c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20pt" fo:font-weight="bold" officeooo:rsid="0014810c" officeooo:paragraph-rsid="00167e1f" style:font-size-asian="20pt" style:font-weight-asian="bold" style:font-size-complex="20pt" style:font-weight-complex="bold"/>
    </style:style>
    <style:style style:name="P8" style:family="paragraph" style:parent-style-name="Standard">
      <style:text-properties fo:font-size="14pt" fo:font-style="normal" fo:font-weight="normal" officeooo:rsid="00180848" officeooo:paragraph-rsid="00172459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4pt" fo:font-style="normal" fo:font-weight="normal" officeooo:rsid="00180848" officeooo:paragraph-rsid="00180848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italic" fo:font-weight="normal" officeooo:rsid="0018dbdc" officeooo:paragraph-rsid="0018dbdc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style:text-properties fo:font-size="14pt" fo:font-style="italic" fo:font-weight="normal" officeooo:rsid="0018dbdc" officeooo:paragraph-rsid="001b5ae4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style:text-properties fo:font-size="14pt" fo:font-style="italic" fo:font-weight="normal" officeooo:rsid="001b5ae4" officeooo:paragraph-rsid="001b5ae4" style:font-size-asian="14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>
      <style:text-properties fo:font-size="14pt" fo:font-style="italic" fo:font-weight="normal" officeooo:rsid="001c1a5e" officeooo:paragraph-rsid="001c1a5e" style:font-size-asian="14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style:text-properties fo:font-size="14pt" fo:font-style="italic" fo:font-weight="normal" officeooo:rsid="001c6a7d" officeooo:paragraph-rsid="001c6a7d" style:font-size-asian="14pt" style:font-style-asian="italic" style:font-weight-asian="normal" style:font-size-complex="14pt" style:font-style-complex="italic" style:font-weight-complex="normal"/>
    </style:style>
    <style:style style:name="P15" style:family="paragraph" style:parent-style-name="Standard">
      <style:text-properties fo:font-size="14pt" fo:font-style="italic" fo:font-weight="normal" officeooo:rsid="001e20da" officeooo:paragraph-rsid="001e20da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7e1f" style:font-weight-asian="bold" style:font-weight-complex="bold"/>
    </style:style>
    <style:style style:name="T3" style:family="text">
      <style:text-properties fo:font-weight="bold" officeooo:rsid="001b5ae4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67e1f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67e1f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80848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1b5ae4" style:font-style-asian="normal" style:font-weight-asian="bold" style:font-style-complex="normal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b5ae4" style:font-style-asian="normal" style:font-style-complex="normal"/>
    </style:style>
    <style:style style:name="T15" style:family="text">
      <style:text-properties fo:font-style="normal" officeooo:rsid="001c1a5e" style:font-style-asian="normal" style:font-style-complex="normal"/>
    </style:style>
    <style:style style:name="T16" style:family="text">
      <style:text-properties officeooo:rsid="001b5ae4"/>
    </style:style>
    <style:style style:name="T17" style:family="text">
      <style:text-properties officeooo:rsid="001c1a5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ác kí hiệu và biến môi trường cần nhớ: </text:p>
      <text:p text:style-name="P1"><text:span text:style-name="T1">. <text:s/></text:span><text:s text:c="24"/>: đường dẫn đến thư mục hiện hành</text:p>
      <text:p text:style-name="P1"><text:span text:style-name="T1">.. </text:span><text:tab/><text:tab/> <text:s text:c="6"/>: đường dẫn đến thư mục cha của thư mục hiện hành</text:p>
      <text:p text:style-name="P1"><text:span text:style-name="T1">$home </text:span><text:s text:c="15"/>: đường dẫn đến thư mục chủ của người dùng</text:p>
      <text:p text:style-name="P2"><text:span text:style-name="T1">~username <text:s text:c="2"/></text:span><text:s text:c="7"/>: đường dẫn đến thư mục chủ của username</text:p>
      <text:p text:style-name="P1"/>
      <text:p text:style-name="P7">Các lệnh cần nhớ: </text:p>
      <text:p text:style-name="P1">+ <text:span text:style-name="T1">cd </text:span><text:span text:style-name="T6">đường_dẫn</text:span> : chuyển đến thư mục ở đường dẫn</text:p>
      <text:p text:style-name="P1"><text:tab/><text:span text:style-name="T1">cd - </text:span><text:span text:style-name="T4">: quay trở lại thư mục gần nhất khác thư mục hiện tại <text:s/></text:span></text:p>
      <text:p text:style-name="P1">+ <text:span text:style-name="T1">pwd </text:span>: in ra đường dẫn đến thư mục hiện hành</text:p>
      <text:p text:style-name="P1">+ <text:span text:style-name="T1">ls </text:span><text:span text:style-name="T7">lựa_chọn</text:span></text:p>
      <text:p text:style-name="P1"><text:span text:style-name="T1"><text:tab/>ls -l </text:span><text:span text:style-name="T4">: liệt kê các thư mục và file trong thư mục hiện tại theo dạng các trường</text:span></text:p>
      <text:p text:style-name="P1">+ <text:span text:style-name="T2">cat </text:span><text:span text:style-name="T8">đường_dẫn</text:span><text:span text:style-name="T5"> : in nội dung file nằm ở đường dẫn ra màn hình</text:span></text:p>
      <text:p text:style-name="P2"><text:span text:style-name="T4">+ </text:span><text:span text:style-name="T1">more </text:span><text:span text:style-name="T7">đường_dẫn </text:span><text:span text:style-name="T9">: in nội dung file nằm ở đường dẫn ra màn hình từng chút một</text:span></text:p>
      <text:p text:style-name="P2"><text:span text:style-name="T9">+ </text:span><text:span text:style-name="T11">less </text:span><text:span text:style-name="T9">đường_dẫn : in nội dung file nằm ở đường dẫn ra màn hình từng chút một</text:span></text:p>
      <text:p text:style-name="P2"><text:span text:style-name="T9">+ </text:span><text:span text:style-name="T11">mkdir</text:span></text:p>
      <text:p text:style-name="P2"><text:span text:style-name="T11"><text:tab/>mkdir -m </text:span><text:span text:style-name="T7">quyền_ưu_tiên</text:span><text:span text:style-name="T9"> </text:span><text:span text:style-name="T7">tên_thư_mục</text:span><text:span text:style-name="T9"> :tạo thư mục mới tại thư mục hiện hành </text:span></text:p>
      <text:p text:style-name="P3"><text:span text:style-name="T9">+ </text:span><text:span text:style-name="T11">rmdir</text:span></text:p>
      <text:p text:style-name="P3"><text:span text:style-name="T11"><text:tab/>rmdir </text:span><text:span text:style-name="T7">tên_thư_mục: </text:span><text:span text:style-name="T9">xóa thư mục (rỗng) được chỉ định tại thư mục hiện hành</text:span></text:p>
      <text:p text:style-name="P3"><text:span text:style-name="T9">+ </text:span><text:span text:style-name="T11">cp </text:span></text:p>
      <text:p text:style-name="P3"><text:span text:style-name="T11"><text:tab/>cp </text:span><text:span text:style-name="T7">đường_dẫn_1 đường_dẫn_2 </text:span><text:span text:style-name="T9">: sao chép từ </text:span><text:span text:style-name="T7">đường_dẫn_1 sang <text:s/><text:tab/><text:tab/>đường_dẫn_2</text:span></text:p>
      <text:p text:style-name="P3"><text:span text:style-name="T7"><text:tab/><text:tab/>- </text:span><text:span text:style-name="T9">Nếu </text:span><text:span text:style-name="T7">đường_dẫn_1 </text:span><text:span text:style-name="T9">dẫn đến thư mục thì copy tất cả file và thư mục con <text:tab/><text:tab/>ở trong thư mục <text:s/></text:span><text:span text:style-name="T7">đường_dẫn_1</text:span></text:p>
      <text:p text:style-name="P3"><text:span text:style-name="T9"><text:tab/><text:tab/>- Nếu </text:span><text:span text:style-name="T7">đường_dẫn_1 </text:span><text:span text:style-name="T9">dẫn đến file thì copy file ở </text:span><text:span text:style-name="T7">đường_dẫn_1 </text:span></text:p>
      <text:p text:style-name="P3"><text:span text:style-name="T9"><text:tab/><text:tab/>- Nếu </text:span><text:span text:style-name="T7">đường_dẫn_2 </text:span><text:span text:style-name="T9">dẫn đến thư mục thì sao chép sang thư mục ở <text:tab/><text:tab/><text:tab/></text:span><text:span text:style-name="T7">đường_dẫn_2</text:span></text:p>
      <text:p text:style-name="P3"><text:span text:style-name="T7"><text:tab/><text:tab/>- </text:span><text:span text:style-name="T9">Nếu </text:span><text:span text:style-name="T7">đường_dẫn_2 </text:span><text:span text:style-name="T9">dẫn đến file thì sao chép sang file ở </text:span><text:span text:style-name="T7">đường_dẫn_2</text:span></text:p>
      <text:p text:style-name="P3"><text:span text:style-name="T7">+ </text:span><text:span text:style-name="T11">chmod</text:span><text:span text:style-name="T7"> xyz </text:span><text:span text:style-name="T9">: thay đổi quyền truy cập của xyz với x là người sỡ hữu, y là nhóm sở hữu , z là tất cả mọi người không phải x và y.</text:span></text:p>
      <text:p text:style-name="P3"><text:span text:style-name="T9"><text:tab/> <text:s text:c="4"/>quyền read có giá trị là </text:span><text:span text:style-name="T10">4</text:span></text:p>
      <text:p text:style-name="P8"><text:tab/> <text:s text:c="4"/>quyền write có giá trị là 2</text:p>
      <text:p text:style-name="P8"><text:tab/> <text:s text:c="4"/>quyền execute có giá trị là 1</text:p>
      <text:p text:style-name="P4"><text:span text:style-name="T9">+ </text:span><text:span text:style-name="T11">touch </text:span><text:span text:style-name="T7">tên_file </text:span><text:span text:style-name="T9">: tạo file trong thư mục hiện hành</text:span></text:p>
      <text:p text:style-name="P4"><text:span text:style-name="T9">+ </text:span><text:span text:style-name="T11">vi </text:span><text:span text:style-name="T7">tên_file </text:span><text:span text:style-name="T9">: chỉnh sửa file</text:span></text:p>
      <text:p text:style-name="P4"><text:span text:style-name="T9">+ </text:span><text:span text:style-name="T11">rm</text:span></text:p>
      <text:p text:style-name="P4"><text:span text:style-name="T9"><text:tab/></text:span><text:span text:style-name="T11">rm </text:span><text:span text:style-name="T7">tên_file </text:span><text:span text:style-name="T9">: xóa file trong thư mục hiện hành </text:span></text:p>
      <text:p text:style-name="P4"><text:span text:style-name="T9"><text:tab/></text:span><text:span text:style-name="T11">rm</text:span><text:span text:style-name="T9"> </text:span><text:span text:style-name="T11">-r</text:span><text:span text:style-name="T9"> </text:span><text:span text:style-name="T7">tên_thư_mục </text:span><text:span text:style-name="T9">: xóa thư mục trong thư mục hiện hành (không cần rỗng)</text:span></text:p>
      <text:p text:style-name="P4"><text:span text:style-name="T7">+ </text:span><text:span text:style-name="T11">find </text:span><text:span text:style-name="T7">đường_dẫn thuộc_tính_1 giá_trị_1 thuộc tính_2 giá_trị_2 … </text:span><text:span text:style-name="T9">: tìm file hoặc thư mục trong </text:span><text:span text:style-name="T7">đường_dẫn </text:span><text:span text:style-name="T9">đáp ứng được và trong cả các thư mục con của nó</text:span></text:p>
      <text:p text:style-name="P9"><text:tab/>-type</text:p>
      <text:p text:style-name="P9"><text:tab/><text:tab/>-d: là thư mục</text:p>
      <text:p text:style-name="P9"><text:tab/><text:tab/>-f : là file</text:p>
      <text:p text:style-name="P5"><text:span text:style-name="T9"><text:tab/>-name </text:span><text:span text:style-name="T7">tên</text:span><text:span text:style-name="T9"> : có tên là</text:span><text:span text:style-name="T7"> tên</text:span></text:p>
      <text:p text:style-name="P5"><text:soft-page-break/><text:span text:style-name="T7"><text:tab/></text:span><text:span text:style-name="T9">-maxdepth </text:span><text:span text:style-name="T7">số </text:span><text:span text:style-name="T9">: tìm với độ sâu là </text:span><text:span text:style-name="T7">số</text:span></text:p>
      <text:p text:style-name="P10">+ <text:span text:style-name="T12">head</text:span></text:p>
      <text:p text:style-name="P11"><text:tab/><text:span text:style-name="T12">head -n </text:span><text:span text:style-name="T16">số đường_dẫn </text:span><text:span text:style-name="T14">: in ra màn hình n dòng đầu tiên từ trên xuống của file <text:tab/>có đường dẫn là</text:span><text:span text:style-name="T16"> đường dẫn</text:span><text:span text:style-name="T3"> </text:span></text:p>
      <text:p text:style-name="P11"><text:span text:style-name="T3">+ </text:span><text:span text:style-name="T12">tail</text:span></text:p>
      <text:p text:style-name="P11"><text:span text:style-name="T12"><text:tab/>tail -n </text:span><text:span text:style-name="T16">số đường_dẫn </text:span><text:span text:style-name="T14">:</text:span><text:span text:style-name="T16"> i</text:span><text:span text:style-name="T14">n ra màn hình n dòng đầu tiên từ cuối lên của file có <text:tab/>đường dẫn là</text:span><text:span text:style-name="T16"> đường dẫn</text:span><text:span text:style-name="T3"> </text:span></text:p>
      <text:p text:style-name="P12"><text:span text:style-name="T1">+ </text:span><text:span text:style-name="T11">awk</text:span></text:p>
      <text:p text:style-name="P12"><text:span text:style-name="T11"><text:tab/>awk ‘</text:span><text:span text:style-name="T13">{if(</text:span>điều_kiện<text:span text:style-name="T13">) </text:span>câu_lệnh<text:span text:style-name="T13">}’ <text:s/></text:span>đường_dẫn<text:span text:style-name="T13">: làm việc với nội dung của </text:span>đường_dẫn<text:span text:style-name="T13"> chia thành các trường, thực hiện </text:span>câu_lệnh<text:span text:style-name="T13"> khi thỏa mãn</text:span> điều_kiện </text:p>
      <text:p text:style-name="P12"><text:tab/><text:span text:style-name="T13">Ví dụ in ra màn hình những hàng có trường thứ 5 là 0</text:span></text:p>
      <text:p text:style-name="P12"><text:span text:style-name="T13"><text:tab/></text:span>điều_kiện <text:span text:style-name="T13">là trường thứ </text:span><text:span text:style-name="T15">5 = 0 ($5==0)</text:span></text:p>
      <text:p text:style-name="P12"><text:span text:style-name="T15"><text:tab/></text:span><text:span text:style-name="T17">câu_lệnh </text:span><text:span text:style-name="T15">là in ra màn hình (print)</text:span></text:p>
      <text:p text:style-name="P12"><text:span text:style-name="T15"><text:tab/>=&gt; awk ‘{if($5==0) print}’</text:span></text:p>
      <text:p text:style-name="P13"><text:span text:style-name="T13">+ </text:span><text:span text:style-name="T11">ps </text:span><text:span text:style-name="T13">: in ra các tiến trình đang có trong hệ thống</text:span></text:p>
      <text:p text:style-name="P13"><text:span text:style-name="T13"><text:tab/></text:span><text:span text:style-name="T11">ps -r </text:span><text:span text:style-name="T13">: in ra tất cả các tiến trình đang chạy</text:span></text:p>
      <text:p text:style-name="P14"><text:span text:style-name="T13"><text:tab/></text:span><text:span text:style-name="T11">ps -a </text:span><text:span text:style-name="T13">: in ra tất cả các tiến trình đã được sinh ra</text:span></text:p>
      <text:p text:style-name="P14"><text:span text:style-name="T13"><text:tab/></text:span><text:span text:style-name="T11">ps -l </text:span><text:span text:style-name="T13">: in ra các tiến trình đang có trong hệ thống theo dạng các trường dài</text:span></text:p>
      <text:p text:style-name="P14"><text:span text:style-name="T13">+ </text:span><text:span text:style-name="T11">mail</text:span><text:span text:style-name="T13"> </text:span><text:span text:style-name="T11">-s </text:span><text:span text:style-name="T13">“Subject” </text:span>tên_người_nhận <text:span text:style-name="T13">: gửi mail đến người nhận</text:span></text:p>
      <text:p text:style-name="P14"><text:span text:style-name="T13"><text:tab/>Lưu ý trước câu lệnh này phải có một nội dung được đọc ra màn hình</text:span></text:p>
      <text:p text:style-name="P14"><text:span text:style-name="T13"><text:tab/>Ví dụ echo hello | mail -s “Subject” abcxyz <text:s/>thì sẽ gửi mail cho abcxyz với nội <text:tab/>dung mail là hello</text:span></text:p>
      <text:p text:style-name="P15"><text:span text:style-name="T13">+ </text:span><text:span text:style-name="T11">cmp </text:span>đường_dẫn_1 đường_dẫn_2 <text:span text:style-name="T13">: so sánh file ở </text:span>đường_dẫn_1<text:span text:style-name="T13"> và file ở </text:span>đường_dẫn_2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8:37:28.274156952</meta:creation-date>
    <dc:date>2020-11-24T17:59:26.351077195</dc:date>
    <meta:editing-duration>PT6H20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2" meta:paragraph-count="57" meta:word-count="652" meta:character-count="3053" meta:non-whitespace-character-count="2323"/>
  </office:meta>
</office:document-meta>
</file>